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( ; ; ;)</text:p>
      <text:p text:style-name="Standard"/>
      <text:p text:style-name="Standard">for ...of</text:p>
      <text:p text:style-name="Standard"/>
      <text:p text:style-name="Standard">for dato in misdatos devuelve cada dato del array</text:p>
      <text:p text:style-name="Standard"/>
      <text:p text:style-name="Standard">for...in</text:p>
      <text:p text:style-name="Standard"/>
      <text:p text:style-name="Standard">for campo in coche devuelve el valor de cada campo del objeto coche</text:p>
      <text:p text:style-name="Standard"/>
      <text:p text:style-name="Standard">while()</text:p>
      <text:p text:style-name="Standard"/>
      <text:p text:style-name="Standard">do</text:p>
      <text:p text:style-name="Standard">...whil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l Mazuecos Ciarra</meta:initial-creator>
    <meta:creation-date>2021-09-27T08:32:45.07</meta:creation-date>
    <dc:date>2021-09-27T08:35:17.96</dc:date>
    <dc:creator>Mikel Mazuecos Ciarra</dc:creator>
    <meta:editing-duration>PT2M34S</meta:editing-duration>
    <meta:editing-cycles>2</meta:editing-cycles>
    <meta:generator>OpenOffice/4.1.10$Win32 OpenOffice.org_project/4110m2$Build-9807</meta:generator>
    <meta:document-statistic meta:table-count="0" meta:image-count="0" meta:object-count="0" meta:page-count="1" meta:paragraph-count="8" meta:word-count="32" meta:character-count="163"/>
  </office:meta>
</office:document-meta>
</file>